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5ca" officeooo:paragraph-rsid="0000c5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0c5ca" officeooo:paragraph-rsid="0000c5c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0c5c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0c5ca" officeooo:paragraph-rsid="0000c5ca"/>
    </style:style>
    <style:style style:name="P5" style:family="paragraph" style:parent-style-name="Standard">
      <style:paragraph-properties fo:text-align="start" style:justify-single-word="false"/>
      <style:text-properties officeooo:rsid="0000c5ca" officeooo:paragraph-rsid="0000c5ca"/>
    </style:style>
    <style:style style:name="P6" style:family="paragraph" style:parent-style-name="Standard">
      <style:paragraph-properties fo:text-align="center" style:justify-single-word="false"/>
      <style:text-properties officeooo:rsid="0000c5ca" officeooo:paragraph-rsid="0000c5ca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1004e" officeooo:paragraph-rsid="0001004e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0299c6" officeooo:paragraph-rsid="000299c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1.702cm"/>
        </style:tab-stops>
      </style:paragraph-properties>
      <style:text-properties fo:font-style="italic" fo:font-weight="normal" officeooo:rsid="000299c6" officeooo:paragraph-rsid="000299c6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0c5ca" style:font-weight-asian="normal" style:font-weight-complex="normal"/>
    </style:style>
    <style:style style:name="T4" style:family="text">
      <style:text-properties style:text-underline-style="none" fo:font-weight="normal" officeooo:rsid="0001004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1: Hitos y Hechos Históricos de la Programación</text:p>
      <text:p text:style-name="P2"/>
      <text:list text:style-name="L1">
        <text:list-item>
          <text:p text:style-name="P3"><text:span text:style-name="T3">1642: Blaise Pascal inventó la Pascalina, una máquina de sumar mecánica.</text:span></text:p>
        </text:list-item>
        <text:list-item>
          <text:p text:style-name="P4"><text:span text:style-name="T2">1822: J. Presper Eckert y John Mauchly construyeronel ENIAC, el primer computador electrónico digital..</text:span></text:p>
        </text:list-item>
        <text:list-item>
          <text:p text:style-name="P4"><text:span text:style-name="T2">1951: IBM lanzó el IBM 701, el primer computador comercial.</text:span></text:p>
        </text:list-item>
        <text:list-item>
          <text:p text:style-name="P4"><text:span text:style-name="T2">1971: Intel lanzó el Intel 4004, mi primer microprocesador.</text:span></text:p>
        </text:list-item>
        <text:list-item>
          <text:p text:style-name="P4"><text:span text:style-name="T2">1975: Altair 8800, el primer computador personal doméstico.</text:span></text:p>
        </text:list-item>
        <text:list-item>
          <text:p text:style-name="P4"><text:span text:style-name="T2">1981: IBM lanzó el IBM PC, el computador personal más popular de la historia. </text:span></text:p>
        </text:list-item>
        <text:list-item>
          <text:p text:style-name="P4"><text:span text:style-name="T2">1984: Lanzó el Macintosh con una interfaz gráfica de usuario. La contribución de Apple fue popularizar el concepto y hacerlo más accesible para el público en general.</text:span></text:p>
        </text:list-item>
      </text:list>
      <text:p text:style-name="P5"><text:span text:style-name="T2"/></text:p>
      <text:p text:style-name="P6"><text:span text:style-name="T5">Evolución de tecnologías de hardware y software</text:span><text:span text:style-name="T2"> </text:span></text:p>
      <text:p text:style-name="P5"><text:span text:style-name="T6">Hardware:</text:span><text:span text:style-name="T2"> ha evolucionado a lo largo de la historia, desde las primeras máquinas mecánicas hasta los modernos sistemas informáticos. Los componentes de </text:span><text:span text:style-name="T4">hardware han aumentado su capacidad y y velocidad, mientras que su tamaño <text:s/>y costo han disminuido. </text:span></text:p>
      <text:p text:style-name="P5"><text:span text:style-name="T4"/></text:p>
      <text:p text:style-name="P7"><text:span text:style-name="T2">Máquinas Mecánicas: </text:span><text:span text:style-name="T7">Inicialmente, las computadoras eran máquina mecánicas, como la Máquina Analítica propuesta por Charles Babbage en el siglo XIX.</text:span></text:p>
      <text:p text:style-name="P7"><text:span text:style-name="T7"/></text:p>
      <text:p text:style-name="P7"><text:span text:style-name="T2">Válvulas Electrónicas: </text:span><text:span text:style-name="T7">Durante la década de 1940, se utilizaron válvulas electrónicas en computadoras como la ENIAC, marcando el comienzo de las computadoras electrónicas.</text:span></text:p>
      <text:p text:style-name="P7"><text:span text:style-name="T7"/></text:p>
      <text:p text:style-name="P7"><text:span text:style-name="T2">Transistores: </text:span><text:span text:style-name="T7">La invención del transistor en la década de 1950 permitió la creación de computadoras más pequeñas y eficientes, como la IBM 1401.</text:span></text:p>
      <text:p text:style-name="P7"><text:span text:style-name="T7"/></text:p>
      <text:p text:style-name="P7"><text:span text:style-name="T2">Circuitos Integrados: </text:span><text:span text:style-name="T7">En la década de 1960, se introdujeron los circuitos integrados, lo que llevó a la creación de las primeras minicomputadoras y microcomputadoras.</text:span></text:p>
      <text:p text:style-name="P7"><text:span text:style-name="T7"/></text:p>
      <text:p text:style-name="P7"><text:span text:style-name="T2">Microprocesaodres:</text:span><text:span text:style-name="T7"> La invención del microprocesador en la década de 1970 allanó el camino para las computadoras personales, como Altair 8800 y la Apple II.</text:span></text:p>
      <text:p text:style-name="P7"><text:span text:style-name="T7"/></text:p>
      <text:p text:style-name="P7"><text:span text:style-name="T2">Computadoras Personales: </text:span><text:span text:style-name="T7">A lo largo de las décadas de 1980 y 1990, las computadoras personales se volvieron más accesibles y poderosas, con la introducción de las IBM PC, las Macintosh y las computadoras basadas en arquitectura x86.</text:span></text:p>
      <text:p text:style-name="P7"><text:span text:style-name="T7"/></text:p>
      <text:p text:style-name="P7"><text:span text:style-name="T2">Dispositivos Móviles: </text:span><text:span text:style-name="T7">En el siglo XXI, la computación se ha vuelto cada vez más móvil, con la proliferación de dispositivos como teléfonos inteligentes y tabletas.</text:span></text:p>
      <text:p text:style-name="P7"><text:span text:style-name="T7"/></text:p>
      <text:p text:style-name="P7"><text:span text:style-name="T2">Software: </text:span><text:span text:style-name="T7">Ha evolucionado a lo largo de la historia, desde los primeros programas escritos en código máquina hasta los modernos lenguajes de programación de alto nivel. Los programas han aumentado su complejidad y funcionalidad, mientras que facilidad de uso ha mejorado.</text:span></text:p>
      <text:p text:style-name="P7"><text:span text:style-name="T7"/></text:p>
      <text:p text:style-name="P7"><text:span text:style-name="T2">Ensamblador y Código Máquina: </text:span><text:span text:style-name="T7">Los primeros programas se escribía directamente en código máquina o en el lenguaje ensamblador.</text:span></text:p>
      <text:p text:style-name="P7"><text:span text:style-name="T7"/></text:p>
      <text:p text:style-name="P7"><text:span text:style-name="T2">Lenguajes de Alto Nivel: </text:span><text:span text:style-name="T7">La creación de lenguajes de programación de alto nivel, como Fortran Cobol en la década de 1950, facilitó la programación.</text:span></text:p>
      <text:p text:style-name="P7"><text:span text:style-name="T7"/></text:p>
      <text:p text:style-name="P8"><text:span text:style-name="T1">Sistemas Operativos: </text:span><text:span text:style-name="T8">La aparición de sistemas operativos como UNIX en la década de 1960 simplificó la gestión de recursos y facilitó el desarrollo de software.</text:span></text:p>
      <text:p text:style-name="P8"><text:span text:style-name="T8"/></text:p>
      <text:p text:style-name="P8"><text:soft-page-break/><text:span text:style-name="T1">Lenguajes de Programación Modernos: </text:span><text:span text:style-name="T8">A lo lo largo de las décadas de 1970 y 1980, se desarrollaron lenguajes como C, C++, y Java, que ofrecían mayor portabilidad y facilidad de programación.</text:span></text:p>
      <text:p text:style-name="P8"><text:span text:style-name="T8"/></text:p>
      <text:p text:style-name="P9"><text:span text:style-name="T1">Software de Código Abierto: </text:span><text:span text:style-name="T8">En las últimas décadas, el movimiento del sofware de código abierto ha llevado a la creación de proyectos colaborativos y sistemas operativos como Linux.</text:span></text:p>
      <text:p text:style-name="P9"><text:span text:style-name="T8"/></text:p>
      <text:p text:style-name="P9"><text:span text:style-name="T1">Aplicaciones Web y Cloud Computing: </text:span><text:span text:style-name="T8">En el siglo XXI, las aplicaciones web y el cloud computing han cambiado la forma en que se desarrollan y utilizan los programas. </text:span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06:11.844721583</meta:creation-date>
    <dc:date>2024-09-11T10:52:31.766039326</dc:date>
    <meta:editing-duration>PT8M41S</meta:editing-duration>
    <meta:editing-cycles>1</meta:editing-cycles>
    <meta:document-statistic meta:table-count="0" meta:image-count="0" meta:object-count="0" meta:page-count="2" meta:paragraph-count="24" meta:word-count="524" meta:character-count="3366" meta:non-whitespace-character-count="2868"/>
    <meta:generator>LibreOffice/24.2.5.2$Linux_X86_64 LibreOffice_project/420$Build-2</meta:generator>
  </office:meta>
</office:document-meta>
</file>